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9dabc" officeooo:paragraph-rsid="0009dabc"/>
    </style:style>
    <style:style style:name="P2" style:family="paragraph" style:parent-style-name="Standard" style:list-style-name="L1">
      <style:text-properties officeooo:rsid="000b0d55" officeooo:paragraph-rsid="000b0d55"/>
    </style:style>
    <style:style style:name="T1" style:family="text">
      <style:text-properties officeooo:rsid="000a975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First template</text:p>
      <text:p text:style-name="P1">Hello <text:span text:style-name="T1">world</text:span>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pt" fo:country="BR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pt" fo:country="B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0:50:51.845105992</meta:creation-date>
    <dc:date>2018-01-27T12:21:09.043052951</dc:date>
    <meta:editing-duration>PT3M3S</meta:editing-duration>
    <meta:editing-cycles>7</meta:editing-cycles>
    <meta:generator>LibreOffice/5.4.4.2$Linux_X86_64 LibreOffice_project/40m0$Build-2</meta:generator>
    <meta:document-statistic meta:table-count="0" meta:image-count="0" meta:object-count="0" meta:page-count="1" meta:paragraph-count="2" meta:word-count="7" meta:character-count="28" meta:non-whitespace-character-count="23"/>
  </office:meta>
</office:document-meta>
</file>